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0353502</text:p>
          </table:table-cell>
          <table:table-cell office:value-type="string" calcext:value-type="string">
            <text:p>202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5532" calcext:value-type="float">
            <text:p>76.8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3502</text:p>
          </table:table-cell>
          <table:table-cell office:value-type="string" calcext:value-type="string">
            <text:p>2022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41632" calcext:value-type="float">
            <text:p>75.54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3502</text:p>
          </table:table-cell>
          <table:table-cell office:value-type="string" calcext:value-type="string">
            <text:p>2021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1024" calcext:value-type="float">
            <text:p>74.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3502</text:p>
          </table:table-cell>
          <table:table-cell office:value-type="string" calcext:value-type="string">
            <text:p>2020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6536" calcext:value-type="float">
            <text:p>73.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3502</text:p>
          </table:table-cell>
          <table:table-cell office:value-type="string" calcext:value-type="string">
            <text:p>2016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5052" calcext:value-type="float">
            <text:p>76.5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3502</text:p>
          </table:table-cell>
          <table:table-cell office:value-type="string" calcext:value-type="string">
            <text:p>201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16336" calcext:value-type="float">
            <text:p>74.31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3502</text:p>
          </table:table-cell>
          <table:table-cell office:value-type="string" calcext:value-type="string">
            <text:p>2012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72552" calcext:value-type="float">
            <text:p>71.47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3502</text:p>
          </table:table-cell>
          <table:table-cell office:value-type="string" calcext:value-type="string">
            <text:p>2011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97264" calcext:value-type="float">
            <text:p>72.59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3502</text:p>
          </table:table-cell>
          <table:table-cell office:value-type="string" calcext:value-type="string">
            <text:p>2010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97264" calcext:value-type="float">
            <text:p>72.59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3502</text:p>
          </table:table-cell>
          <table:table-cell office:value-type="string" calcext:value-type="string">
            <text:p>2009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74432" calcext:value-type="float">
            <text:p>71.27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3502</text:p>
          </table:table-cell>
          <table:table-cell office:value-type="string" calcext:value-type="string">
            <text:p>2008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97248" calcext:value-type="float">
            <text:p>67.89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3502</text:p>
          </table:table-cell>
          <table:table-cell office:value-type="string" calcext:value-type="string">
            <text:p>2007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20264" calcext:value-type="float">
            <text:p>66.12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3502</text:p>
          </table:table-cell>
          <table:table-cell office:value-type="string" calcext:value-type="string">
            <text:p>2006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23528" calcext:value-type="float">
            <text:p>72.42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3502</text:p>
          </table:table-cell>
          <table:table-cell office:value-type="string" calcext:value-type="string">
            <text:p>2005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99256" calcext:value-type="float">
            <text:p>67.19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3502</text:p>
          </table:table-cell>
          <table:table-cell office:value-type="string" calcext:value-type="string">
            <text:p>2004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1696" calcext:value-type="float">
            <text:p>67.1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3502</text:p>
          </table:table-cell>
          <table:table-cell office:value-type="string" calcext:value-type="string">
            <text:p>2003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71696" calcext:value-type="float">
            <text:p>67.67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3502</text:p>
          </table:table-cell>
          <table:table-cell office:value-type="string" calcext:value-type="string">
            <text:p>2002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90512" calcext:value-type="float">
            <text:p>70.39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3502</text:p>
          </table:table-cell>
          <table:table-cell office:value-type="string" calcext:value-type="string">
            <text:p>2001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32544" calcext:value-type="float">
            <text:p>72.93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3502</text:p>
          </table:table-cell>
          <table:table-cell office:value-type="string" calcext:value-type="string">
            <text:p>1998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51928" calcext:value-type="float">
            <text:p>71.05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3502</text:p>
          </table:table-cell>
          <table:table-cell office:value-type="string" calcext:value-type="string">
            <text:p>1994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48992" calcext:value-type="float">
            <text:p>65.84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3502</text:p>
          </table:table-cell>
          <table:table-cell office:value-type="string" calcext:value-type="string">
            <text:p>1993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844" calcext:value-type="float">
            <text:p>65.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3502</text:p>
          </table:table-cell>
          <table:table-cell office:value-type="string" calcext:value-type="string">
            <text:p>1992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8732" calcext:value-type="float">
            <text:p>66.18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3502</text:p>
          </table:table-cell>
          <table:table-cell office:value-type="string" calcext:value-type="string">
            <text:p>1991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1864" calcext:value-type="float">
            <text:p>65.3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3502</text:p>
          </table:table-cell>
          <table:table-cell office:value-type="string" calcext:value-type="string">
            <text:p>1989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27912" calcext:value-type="float">
            <text:p>64.82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3502</text:p>
          </table:table-cell>
          <table:table-cell office:value-type="string" calcext:value-type="string">
            <text:p>1988-0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81608" calcext:value-type="float">
            <text:p>64.68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3502</text:p>
          </table:table-cell>
          <table:table-cell office:value-type="string" calcext:value-type="string">
            <text:p>1987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3952" calcext:value-type="float">
            <text:p>64.7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3502</text:p>
          </table:table-cell>
          <table:table-cell office:value-type="string" calcext:value-type="string">
            <text:p>1986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938" calcext:value-type="float">
            <text:p>64.69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3502</text:p>
          </table:table-cell>
          <table:table-cell office:value-type="string" calcext:value-type="string">
            <text:p>1985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7" calcext:value-type="float">
            <text:p>64.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3502</text:p>
          </table:table-cell>
          <table:table-cell office:value-type="string" calcext:value-type="string">
            <text:p>1984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82904" calcext:value-type="float">
            <text:p>64.38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3502</text:p>
          </table:table-cell>
          <table:table-cell office:value-type="string" calcext:value-type="string">
            <text:p>1983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34136" calcext:value-type="float">
            <text:p>64.33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3502</text:p>
          </table:table-cell>
          <table:table-cell office:value-type="string" calcext:value-type="string">
            <text:p>198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4328" calcext:value-type="float">
            <text:p>64.3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3502</text:p>
          </table:table-cell>
          <table:table-cell office:value-type="string" calcext:value-type="string">
            <text:p>1981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56896" calcext:value-type="float">
            <text:p>63.55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3502</text:p>
          </table:table-cell>
          <table:table-cell office:value-type="string" calcext:value-type="string">
            <text:p>1980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59232" calcext:value-type="float">
            <text:p>63.95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3502</text:p>
          </table:table-cell>
          <table:table-cell office:value-type="string" calcext:value-type="string">
            <text:p>1979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48336" calcext:value-type="float">
            <text:p>63.64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3502</text:p>
          </table:table-cell>
          <table:table-cell office:value-type="string" calcext:value-type="string">
            <text:p>1978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92304" calcext:value-type="float">
            <text:p>63.39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3502</text:p>
          </table:table-cell>
          <table:table-cell office:value-type="string" calcext:value-type="string">
            <text:p>1977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83872" calcext:value-type="float">
            <text:p>62.98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3502</text:p>
          </table:table-cell>
          <table:table-cell office:value-type="string" calcext:value-type="string">
            <text:p>1976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97616" calcext:value-type="float">
            <text:p>61.69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3502</text:p>
          </table:table-cell>
          <table:table-cell office:value-type="string" calcext:value-type="string">
            <text:p>197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67264" calcext:value-type="float">
            <text:p>61.16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3502</text:p>
          </table:table-cell>
          <table:table-cell office:value-type="string" calcext:value-type="string">
            <text:p>1974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26144" calcext:value-type="float">
            <text:p>59.82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3502</text:p>
          </table:table-cell>
          <table:table-cell office:value-type="string" calcext:value-type="string">
            <text:p>197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90864" calcext:value-type="float">
            <text:p>59.49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3502</text:p>
          </table:table-cell>
          <table:table-cell office:value-type="string" calcext:value-type="string">
            <text:p>1971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36128" calcext:value-type="float">
            <text:p>58.93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3502</text:p>
          </table:table-cell>
          <table:table-cell office:value-type="string" calcext:value-type="string">
            <text:p>1968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64456" calcext:value-type="float">
            <text:p>55.46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3502</text:p>
          </table:table-cell>
          <table:table-cell office:value-type="string" calcext:value-type="string">
            <text:p>1967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068" calcext:value-type="float">
            <text:p>54.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3502</text:p>
          </table:table-cell>
          <table:table-cell office:value-type="string" calcext:value-type="string">
            <text:p>1966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30856" calcext:value-type="float">
            <text:p>53.33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3502</text:p>
          </table:table-cell>
          <table:table-cell office:value-type="string" calcext:value-type="string">
            <text:p>1965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1516" calcext:value-type="float">
            <text:p>52.71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12" meta:object-count="0"/>
    <meta:user-defined meta:name="AppVersion">3.0</meta:user-defined>
  </office:meta>
</office:document-meta>
</file>